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init(uint8_t xtal_load_c, uint32_t ref_osc_freq, int32_t corr)<text:line-break/> *<text:line-break/> * Setup communications to the Si5351 and set the crystal<text:line-break/> * load capacitance.<text:line-break/> *<text:line-break/> * xtal_load_c - Crystal load capacitance. Use the SI5351_CRYSTAL_LOAD_*PF<text:line-break/> * defines in the header file<text:line-break/> * xo_freq - Crystal/reference oscillator frequency in 1 Hz increments.<text:line-break/> * Defaults to 25000000 if a 0 is used here.<text:line-break/> * corr - Frequency correction constant in parts-per-billion<text:line-break/> *<text:line-break/> * Returns a boolean that indicates whether a device was found on the desired<text:line-break/> * I2C address.<text:line-break/> *<text:line-break/> */<text:line-break/>bool Si5351::init(uint8_t xtal_load_c, uint32_t xo_freq, int32_t corr)<text:line-break/>{<text:line-break/><text:tab/>// Start I2C comms<text:line-break/><text:tab/>Wire.begin();<text:line-break/><text:line-break/><text:tab/>// Check for a device on the bus, bail out if it is not there<text:line-break/><text:tab/>Wire.beginTransmission(i2c_bus_addr);<text:line-break/><text:tab/>uint8_t reg_val;<text:line-break/> <text:s/>reg_val = Wire.endTransmission();<text:line-break/><text:line-break/><text:tab/>if(reg_val == 0)<text:line-break/><text:tab/>{<text:line-break/><text:tab/><text:tab/>// Wait for SYS_INIT flag to be clear, indicating that device is ready<text:line-break/><text:tab/><text:tab/>uint8_t status_reg = 0;<text:line-break/><text:tab/><text:tab/>do<text:line-break/><text:tab/><text:tab/>{<text:line-break/><text:tab/><text:tab/><text:tab/>status_reg = si5351_read(SI5351_DEVICE_STATUS);<text:line-break/><text:tab/><text:tab/>} while (status_reg &gt;&gt; 7 == 1);<text:line-break/><text:line-break/><text:tab/><text:tab/>// Set crystal load capacitance<text:line-break/><text:tab/><text:tab/>si5351_write(SI5351_CRYSTAL_LOAD, (xtal_load_c &amp; SI5351_CRYSTAL_LOAD_MASK) | 0b00010010);<text:line-break/><text:line-break/><text:tab/><text:tab/>// Set up the XO reference frequency<text:line-break/><text:tab/><text:tab/>if (xo_freq != 0)<text:line-break/><text:tab/><text:tab/>{<text:line-break/><text:tab/><text:tab/><text:tab/>set_ref_freq(xo_freq, SI5351_PLL_INPUT_XO);<text:line-break/><text:tab/><text:tab/>}<text:line-break/><text:tab/><text:tab/>else<text:line-break/><text:tab/><text:tab/>{<text:line-break/><text:tab/><text:tab/><text:tab/>set_ref_freq(SI5351_XTAL_FREQ, SI5351_PLL_INPUT_XO);<text:line-break/><text:tab/><text:tab/>}<text:line-break/><text:line-break/><text:tab/><text:tab/>// Set the frequency calibration for the XO<text:line-break/><text:soft-page-break/><text:tab/><text:tab/>set_correction(corr, SI5351_PLL_INPUT_XO);<text:line-break/><text:line-break/><text:tab/><text:tab/>reset();<text:line-break/><text:line-break/><text:tab/><text:tab/>return true;<text:line-break/><text:tab/>}<text:line-break/><text:tab/>else<text:line-break/><text:tab/>{<text:line-break/><text:tab/><text:tab/>return false;<text:line-break/><text:tab/>}<text:line-break/>}<text:line-break/></text:p>
      <text:p text:style-name="Standard">/*<text:line-break/> * set_correction(int32_t corr, enum si5351_pll_input ref_osc)<text:line-break/> *<text:line-break/> * corr - Correction factor in ppb<text:line-break/> * ref_osc - Desired reference oscillator<text:line-break/> * <text:s text:c="4"/>(use the si5351_pll_input enum)<text:line-break/> *<text:line-break/> * Use this to set the oscillator correction factor.<text:line-break/> * This value is a signed 32-bit integer of the<text:line-break/> * parts-per-billion value that the actual oscillation<text:line-break/> * frequency deviates from the specified frequency.<text:line-break/> *<text:line-break/> * The frequency calibration is done as a one-time procedure.<text:line-break/> * Any desired test frequency within the normal range of the<text:line-break/> * Si5351 should be set, then the actual output frequency<text:line-break/> * should be measured as accurately as possible. The<text:line-break/> * difference between the measured and specified frequencies<text:line-break/> * should be calculated in Hertz, then multiplied by 10 in<text:line-break/> * order to get the parts-per-billion value.<text:line-break/> *<text:line-break/> * Since the Si5351 itself has an intrinsic 0 PPM error, this<text:line-break/> * correction factor is good across the entire tuning range of<text:line-break/> * the Si5351. Once this calibration is done accurately, it<text:line-break/> * should not have to be done again for the same Si5351 and<text:line-break/> * crystal.<text:line-break/> */<text:line-break/>void Si5351::set_correction(int32_t corr, enum si5351_pll_input ref_osc)<text:line-break/>{<text:line-break/><text:tab/>ref_correction[(uint8_t)ref_osc] = corr;<text:line-break/><text:line-break/><text:tab/>// Recalculate and set PLL freqs based on correction value<text:line-break/><text:tab/>set_pll(plla_freq, SI5351_PLLA);<text:line-break/><text:tab/>set_pll(pllb_freq, SI5351_PLLB);<text:line-break/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09T21:05:20.588000000</meta:creation-date>
    <meta:print-date>2022-07-09T21:09:32.071000000</meta:print-date>
    <dc:date>2022-07-09T21:10:20.990000000</dc:date>
    <meta:editing-duration>PT5M1S</meta:editing-duration>
    <meta:editing-cycles>1</meta:editing-cycles>
    <meta:document-statistic meta:table-count="0" meta:image-count="0" meta:object-count="0" meta:page-count="2" meta:paragraph-count="2" meta:word-count="404" meta:character-count="2791" meta:non-whitespace-character-count="2272"/>
    <meta:generator>LibreOffice/6.3.4.2$Windows_X86_64 LibreOffice_project/60da17e045e08f1793c57c00ba83cdfce946d0aa</meta:generator>
  </office:meta>
</office:document-meta>
</file>